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 style:font-family-generic="swiss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6.36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3cm"/>
    </style:style>
    <style:style style:name="co4" style:family="table-column">
      <style:table-column-properties fo:break-before="auto" style:column-width="1.489cm"/>
    </style:style>
    <style:style style:name="co5" style:family="table-column">
      <style:table-column-properties fo:break-before="auto" style:column-width="2.662cm"/>
    </style:style>
    <style:style style:name="co6" style:family="table-column">
      <style:table-column-properties fo:break-before="auto" style:column-width="1.385cm"/>
    </style:style>
    <style:style style:name="co7" style:family="table-column">
      <style:table-column-properties fo:break-before="auto" style:column-width="1.117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54cm" fo:break-before="auto" style:use-optimal-row-height="true"/>
    </style:style>
    <style:style style:name="ro7" style:family="table-row">
      <style:table-row-properties style:row-height="0.73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ff"/>
    </style:style>
    <style:style style:name="ce6" style:family="table-cell" style:parent-style-name="Default">
      <style:text-properties style:font-name="Courier New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style:font-name="Courier New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style:font-name="Courier New" fo:font-size="8pt" style:font-size-asian="8pt" style:font-size-complex="8pt"/>
    </style:style>
    <style:style style:name="ce9" style:family="table-cell" style:parent-style-name="Default">
      <style:text-properties style:font-name="Courier New" fo:font-style="italic" style:font-style-asian="italic" style:font-style-complex="italic"/>
    </style:style>
    <style:style style:name="ce10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style:cell-protect="none" style:print-content="true"/>
      <style:text-properties fo:color="#0000ff"/>
    </style:style>
    <style:style style:name="ce12" style:family="table-cell" style:parent-style-name="Default">
      <style:text-properties fo:color="#0000ff"/>
    </style:style>
    <style:style style:name="ce13" style:family="table-cell" style:parent-style-name="Default">
      <style:text-properties fo:color="#ff0000" fo:font-weight="bold" style:font-weight-asian="bold" style:font-weight-complex="bold"/>
    </style:style>
    <style:style style:name="ce14" style:family="table-cell" style:parent-style-name="Default">
      <style:text-properties style:font-name="Courier New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2">
      <style:table-cell-properties style:cell-protect="none" style:print-content="true"/>
      <style:text-properties fo:color="#0000ff"/>
    </style:style>
    <style:style style:name="ce17" style:family="table-cell" style:parent-style-name="Default" style:data-style-name="N111">
      <style:text-properties style:font-name="Courier New"/>
    </style:style>
    <style:style style:name="ce18" style:family="table-cell" style:parent-style-name="Default" style:data-style-name="N112">
      <style:text-properties style:font-name="Courier New"/>
    </style:style>
    <style:style style:name="ce19" style:family="table-cell" style:parent-style-name="Default" style:data-style-name="N110">
      <style:text-properties style:font-name="Courier New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Courier New" fo:font-weight="bold" style:font-weight-asian="bold" style:font-weight-complex="bold"/>
    </style:style>
    <style:style style:name="ce21" style:family="table-cell" style:parent-style-name="Default" style:data-style-name="N112">
      <style:text-properties style:font-name="Courier New" fo:font-weight="bold" style:font-weight-asian="bold" style:font-weight-complex="bold"/>
    </style:style>
    <style:style style:name="ce22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style:font-name="Courier New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57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  <style:text-properties fo:color="#0000ff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11">
      <style:text-properties fo:color="#008000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6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style:font-name="Arial"/>
    </style:style>
    <style:style style:name="T2" style:family="text">
      <style:text-properties style:font-name="Courier New"/>
    </style:style>
    <style:style style:name="T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N&quot;;&quot;S&quot;)" table:allow-empty-cell="false" table:display-list="unsorted" table:base-cell-address="'Hauteur &amp; Azimuth'.D5">
          <table:error-message table:message-type="stop" table:display="true"/>
        </table:content-validation>
        <table:content-validation table:name="val2" table:condition="of:cell-content-is-in-list(&quot;N&quot;;&quot;S&quot;)" table:allow-empty-cell="false" table:display-list="unsorted" table:base-cell-address="'Hauteur &amp; Azimuth'.D6"/>
      </table:content-validations>
      <table:table table:name="Hauteur &amp; Azimuth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Hauteur &amp; Azimuth, avec des Tables de Logarithmes</text:p>
          </table:table-cell>
          <table:table-cell table:style-name="ce10" table:number-columns-repeated="1023"/>
        </table:table-row>
        <table:table-row table:style-name="ro2">
          <table:table-cell table:style-name="ce2" office:value-type="string" calcext:value-type="string">
            <text:p>Work in Progress</text:p>
          </table:table-cell>
          <table:table-cell table:style-name="ce2" table:number-columns-repeated="1023"/>
        </table:table-row>
        <table:table-row table:style-name="ro3">
          <table:table-cell table:style-name="ce3"/>
          <table:table-cell table:style-name="ce3" office:value-type="string" calcext:value-type="string">
            <text:p>Degrés</text:p>
          </table:table-cell>
          <table:table-cell table:style-name="ce3" office:value-type="string" calcext:value-type="string">
            <text:p>Minutes</text:p>
          </table:table-cell>
          <table:table-cell table:style-name="ce3" office:value-type="string" calcext:value-type="string">
            <text:p>Signe</text:p>
          </table:table-cell>
          <table:table-cell table:style-name="ce3"/>
          <table:table-cell table:style-name="ce3" office:value-type="string" calcext:value-type="string">
            <text:p>Valeurs décimales</text:p>
          </table:table-cell>
          <table:table-cell table:style-name="ce32" table:number-columns-repeated="1018"/>
        </table:table-row>
        <table:table-row table:style-name="ro3">
          <table:table-cell table:style-name="ce4" office:value-type="string" calcext:value-type="string">
            <text:p>AHL</text:p>
          </table:table-cell>
          <table:table-cell table:style-name="ce11" office:value-type="float" office:value="282" calcext:value-type="float">
            <text:p>282</text:p>
          </table:table-cell>
          <table:table-cell table:style-name="ce16" office:value-type="float" office:value="17.24" calcext:value-type="float">
            <text:p>17,24</text:p>
          </table:table-cell>
          <table:table-cell table:style-name="ce24"/>
          <table:table-cell table:style-name="ce12"/>
          <table:table-cell table:style-name="ce29" table:formula="of:=[.B4]+([.C4]/60)" office:value-type="float" office:value="282.287333333333" calcext:value-type="float">
            <text:p>282,28733</text:p>
          </table:table-cell>
          <table:table-cell table:number-columns-repeated="2"/>
          <table:table-cell table:style-name="ce66" office:value-type="string" calcext:value-type="string">
            <text:p>L’angle horaire est égal <text:span text:style-name="T3">à</text:span> z<text:span text:style-name="T3">é</text:span>ro à midi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L</text:p>
          </table:table-cell>
          <table:table-cell table:style-name="ce11" office:value-type="float" office:value="47" calcext:value-type="float">
            <text:p>47</text:p>
          </table:table-cell>
          <table:table-cell table:style-name="ce16" office:value-type="float" office:value="40.67" calcext:value-type="float">
            <text:p>40,67</text:p>
          </table:table-cell>
          <table:table-cell table:style-name="ce57" table:content-validation-name="val1" office:value-type="string" calcext:value-type="string">
            <text:p>N</text:p>
          </table:table-cell>
          <table:table-cell table:style-name="ce12"/>
          <table:table-cell table:style-name="ce29" table:formula="of:=([.B5]+([.C5]/60))*(IF([.D5]=&quot;S&quot;;-1;1))" office:value-type="float" office:value="47.6778333333333" calcext:value-type="float">
            <text:p>47,67783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D</text:p>
          </table:table-cell>
          <table:table-cell table:style-name="ce11" office:value-type="float" office:value="8" calcext:value-type="float">
            <text:p>8</text:p>
          </table:table-cell>
          <table:table-cell table:style-name="ce16" office:value-type="float" office:value="4.14" calcext:value-type="float">
            <text:p>4,14</text:p>
          </table:table-cell>
          <table:table-cell table:style-name="ce57" table:content-validation-name="val2" office:value-type="string" calcext:value-type="string">
            <text:p>S</text:p>
          </table:table-cell>
          <table:table-cell table:style-name="ce12"/>
          <table:table-cell table:style-name="ce29" table:formula="of:=([.B6]+([.C6]/60))*(IF([.D6]=&quot;S&quot;;-1;1))" office:value-type="float" office:value="-8.069" calcext:value-type="float">
            <text:p>-8,06900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L<text:span text:style-name="T1">±D</text:span></text:p>
          </table:table-cell>
          <table:table-cell table:style-name="ce12" table:number-columns-repeated="4"/>
          <table:table-cell table:style-name="ce29" table:formula="of:=ABS(IF([.D5]=[.D6];ABS([.F5])-ABS([.F6]);ABS([.F5])+ABS([.F6])))" office:value-type="float" office:value="55.7468333333333" calcext:value-type="float">
            <text:p>55,74683</text:p>
          </table:table-cell>
          <table:table-cell table:number-columns-repeated="3"/>
          <table:table-cell table:style-name="ce29"/>
          <table:table-cell table:number-columns-repeated="1014"/>
        </table:table-row>
        <table:table-row table:style-name="ro3">
          <table:table-cell table:style-name="Default"/>
          <table:table-cell table:number-columns-repeated="1023"/>
        </table:table-row>
        <table:table-row table:style-name="ro5">
          <table:table-cell table:style-name="ce6" office:value-type="string" calcext:value-type="string">
            <text:p>HAUTEUR</text:p>
          </table:table-cell>
          <table:table-cell table:style-name="ce13" table:formula="of:=COM.MICROSOFT.IFS(COS(RADIANS([.F4])) &lt; 0; &quot;Oops! COS(AHL) &lt; 0, l'astre est invisible !&quot;; COS(RADIANS([.F4])) &gt;=0; &quot;&quot;)">
            <text:p/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Formule à résoudre : He = arcsin((sin(L).sin(D))+(cos(L).cos(D).cos(AHL)))</text:p>
          </table:table-cell>
          <table:table-cell table:style-name="ce7" table:number-columns-repeated="1023"/>
        </table:table-row>
        <table:table-row table:style-name="ro2">
          <table:table-cell table:style-name="ce7" table:number-columns-repeated="1024"/>
        </table:table-row>
        <table:table-row table:style-name="ro6">
          <table:table-cell table:style-name="ce7"/>
          <table:table-cell table:style-name="ce7" office:value-type="string" calcext:value-type="string">
            <text:p><text:span text:style-name="T2">À</text:span> trouver :</text:p>
          </table:table-cell>
          <table:table-cell table:style-name="ce7"/>
          <table:table-cell table:style-name="ce7" table:formula="of:=DEGREES(ASIN( (SIN(RADIANS([.F5])) * SIN(RADIANS([.F6]))) + (COS(RADIANS([.F5])) * COS(RADIANS([.F6])) * COS(RADIANS([.F4])))))" office:value-type="float" office:value="2.18274475898667" calcext:value-type="float">
            <text:p>2,18274475898667</text:p>
          </table:table-cell>
          <table:table-cell table:style-name="ce27" office:value-type="string" calcext:value-type="string">
            <text:p>-&gt;</text:p>
          </table:table-cell>
          <table:table-cell table:style-name="ce30" table:formula="of:=COM.MICROSOFT.IFS([.D12] &gt;= 0; COM.MICROSOFT.CONCAT(TEXT(FLOOR([.D12]);&quot;##&quot;);&quot;º &quot;;TEXT(60* ([.D12]-FLOOR([.D12]));&quot;0#.##&quot;);&quot;'&quot;))" office:value-type="string" office:string-value="2º 10,96'" calcext:value-type="string">
            <text:p>2º 10,96'</text:p>
          </table:table-cell>
          <table:table-cell table:style-name="ce7" table:number-columns-repeated="1018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office:value-type="string" calcext:value-type="string">
            <text:p>log sin(L)</text:p>
          </table:table-cell>
          <table:table-cell table:style-name="ce14"/>
          <table:table-cell table:style-name="ce17" table:formula="of:=LOG10(SIN(ABS(RADIANS([.F5]))))" office:value-type="float" office:value="-0.131137785114682" calcext:value-type="float">
            <text:p>-0,13114</text:p>
          </table:table-cell>
          <table:table-cell table:style-name="ce14"/>
          <table:table-cell table:style-name="ce14" office:value-type="string" calcext:value-type="string">
            <text:p>Valeur absolue de l'angl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log sin(D)</text:p>
          </table:table-cell>
          <table:table-cell table:style-name="ce14"/>
          <table:table-cell table:style-name="ce17" table:formula="of:=LOG10(SIN(ABS(RADIANS([.F6]))))" office:value-type="float" office:value="-0.852739446644348" calcext:value-type="float">
            <text:p>-0,85274</text:p>
          </table:table-cell>
          <table:table-cell table:style-name="ce14"/>
          <table:table-cell table:style-name="ce14" office:value-type="string" calcext:value-type="string">
            <text:p>Valeur absolue de l'angl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log cos(L)</text:p>
          </table:table-cell>
          <table:table-cell table:style-name="ce14"/>
          <table:table-cell table:style-name="ce17" table:formula="of:=LOG10(COS(ABS(RADIANS([.F5]))))" office:value-type="float" office:value="-0.171792280446749" calcext:value-type="float">
            <text:p>-0,17179</text:p>
          </table:table-cell>
          <table:table-cell table:style-name="ce14"/>
          <table:table-cell table:style-name="ce14" office:value-type="string" calcext:value-type="string">
            <text:p>Valeur absolue de l'angl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log cos(D)</text:p>
          </table:table-cell>
          <table:table-cell table:style-name="ce14"/>
          <table:table-cell table:style-name="ce17" table:formula="of:=LOG10(COS(ABS(RADIANS([.F6]))))" office:value-type="float" office:value="-0.00432105015328632" calcext:value-type="float">
            <text:p>-0,00432</text:p>
          </table:table-cell>
          <table:table-cell table:style-name="ce14"/>
          <table:table-cell table:style-name="ce14" office:value-type="string" calcext:value-type="string">
            <text:p>Valeur absolue de l'angl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log cos(AHL)</text:p>
          </table:table-cell>
          <table:table-cell table:style-name="ce14"/>
          <table:table-cell table:style-name="ce17" table:formula="of:=LOG10(COS(ABS(RADIANS([.F4]))))" office:value-type="float" office:value="-0.671999028443823" calcext:value-type="float">
            <text:p>-0,67200</text:p>
          </table:table-cell>
          <table:table-cell table:style-name="ce14"/>
          <table:table-cell table:style-name="ce14" office:value-type="string" calcext:value-type="string">
            <text:p>Valeur absolue de l'angle</text:p>
          </table:table-cell>
          <table:table-cell table:style-name="ce14" table:number-columns-repeated="2"/>
          <table:table-cell/>
          <table:table-cell office:value-type="string" calcext:value-type="string">
            <text:p>← Wont work, if negativ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og (sin(L).sin(D))</text:p>
          </table:table-cell>
          <table:table-cell table:style-name="ce14"/>
          <table:table-cell table:style-name="ce18" table:formula="of:=[.C14]+[.C15]" office:value-type="float" office:value="-0.98387723175903" calcext:value-type="float">
            <text:p>-0,983877</text:p>
          </table:table-cell>
          <table:table-cell table:style-name="ce14" table:number-columns-repeated="4"/>
          <table:table-cell table:number-columns-repeated="1017"/>
        </table:table-row>
        <table:table-row table:style-name="ro3">
          <table:table-cell office:value-type="string" calcext:value-type="string">
            <text:p>sin(L).sin(D)</text:p>
          </table:table-cell>
          <table:table-cell table:style-name="ce14"/>
          <table:table-cell table:style-name="ce18" table:formula="of:=POWER(10;[.C19]) * SIGN([.F6]) * SIGN([.F5])" office:value-type="float" office:value="-0.10378217502929" calcext:value-type="float">
            <text:p>-0,103782</text:p>
          </table:table-cell>
          <table:table-cell table:style-name="ce14"/>
          <table:table-cell table:style-name="ce14" office:value-type="string" calcext:value-type="string">
            <text:p>Attention au signe !!!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log(cos(L).cos(D).cos(AHL))</text:p>
          </table:table-cell>
          <table:table-cell table:style-name="ce14"/>
          <table:table-cell table:style-name="ce18" table:formula="of:=[.C16]+[.C17]+[.C18]" office:value-type="float" office:value="-0.848112359043858" calcext:value-type="float">
            <text:p>-0,848112</text:p>
          </table:table-cell>
          <table:table-cell table:style-name="ce14" table:number-columns-repeated="4"/>
          <table:table-cell table:number-columns-repeated="1017"/>
        </table:table-row>
        <table:table-row table:style-name="ro3">
          <table:table-cell office:value-type="string" calcext:value-type="string">
            <text:p>cos(L).cos(D).cos(AHL)</text:p>
          </table:table-cell>
          <table:table-cell table:style-name="ce14"/>
          <table:table-cell table:style-name="ce18" table:formula="of:=POWER(10;[.C21])" office:value-type="float" office:value="0.141869043592271" calcext:value-type="float">
            <text:p>0,141869</text:p>
          </table:table-cell>
          <table:table-cell table:style-name="ce14" table:number-columns-repeated="4"/>
          <table:table-cell table:number-columns-repeated="1017"/>
        </table:table-row>
        <table:table-row table:style-name="ro3">
          <table:table-cell office:value-type="string" calcext:value-type="string">
            <text:p>sin(L).sin(D) + cos(L).cos(D).cos(AHL)</text:p>
          </table:table-cell>
          <table:table-cell table:style-name="ce14"/>
          <table:table-cell table:style-name="ce18" table:formula="of:=[.C20]+[.C22]" office:value-type="float" office:value="0.0380868685629808" calcext:value-type="float">
            <text:p>0,038087</text:p>
          </table:table-cell>
          <table:table-cell table:style-name="ce14" table:number-columns-repeated="4"/>
          <table:table-cell table:number-columns-repeated="1017"/>
        </table:table-row>
        <table:table-row table:style-name="ro3">
          <table:table-cell office:value-type="string" calcext:value-type="string">
            <text:p>arcsin(sin(L).sin(D) + cos(L).cos(D).cos(AHL))</text:p>
          </table:table-cell>
          <table:table-cell table:style-name="ce14"/>
          <table:table-cell table:style-name="ce19" table:formula="of:=DEGREES(ASIN([.C23]))" office:value-type="float" office:value="2.1827447589869" calcext:value-type="float">
            <text:p>2,1827</text:p>
          </table:table-cell>
          <table:table-cell table:style-name="ce14"/>
          <table:table-cell table:style-name="ce14" office:value-type="string" calcext:value-type="string">
            <text:p>Hauteur en degrés décimaux</text:p>
          </table:table-cell>
          <table:table-cell table:style-name="ce14" table:number-columns-repeated="2"/>
          <table:table-cell table:number-columns-repeated="1017"/>
        </table:table-row>
        <table:table-row table:style-name="ro7">
          <table:table-cell table:style-name="ce9"/>
          <table:table-cell table:style-name="ce15" office:value-type="string" calcext:value-type="string">
            <text:p>He</text:p>
          </table:table-cell>
          <table:table-cell table:style-name="ce20" table:formula="of:=COM.MICROSOFT.CONCAT(TEXT(FLOOR([.C24]);&quot;##&quot;);&quot;º &quot;;TEXT(60* ([.C24]-FLOOR([.C24]));&quot;0#.##&quot;);&quot;'&quot;)" office:value-type="string" office:string-value="2º 10,96'" calcext:value-type="string">
            <text:p>2º 10,96'</text:p>
          </table:table-cell>
          <table:table-cell table:style-name="ce14" table:number-columns-repeated="4"/>
          <table:table-cell table:number-columns-repeated="1017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5">
          <table:table-cell table:style-name="ce6" office:value-type="string" calcext:value-type="string">
            <text:p>AZIMUTH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Formule à résoudre : Z = arctan(sin(AHL) / ((cos(L).tan(D)) – (sin(L).cos(AHL)))</text:p>
          </table:table-cell>
          <table:table-cell table:number-columns-repeated="1023"/>
        </table:table-row>
        <table:table-row table:style-name="ro2" table:visibility="collapse">
          <table:table-cell table:style-name="ce7"/>
          <table:table-cell/>
          <table:table-cell office:value-type="string" calcext:value-type="string">
            <text:p>sin(AHL)</text:p>
          </table:table-cell>
          <table:table-cell table:formula="of:=SIN(RADIANS([.F4]))" office:value-type="float" office:value="-0.9770926462596" calcext:value-type="float">
            <text:p>-0,9770926462596</text:p>
          </table:table-cell>
          <table:table-cell table:number-columns-repeated="1020"/>
        </table:table-row>
        <table:table-row table:style-name="ro2" table:visibility="collapse">
          <table:table-cell table:style-name="ce7"/>
          <table:table-cell/>
          <table:table-cell office:value-type="string" calcext:value-type="string">
            <text:p>cos(L)</text:p>
          </table:table-cell>
          <table:table-cell table:formula="of:=COS(RADIANS([.F5]))" office:value-type="float" office:value="0.673298612587845" calcext:value-type="float">
            <text:p>0,673298612587845</text:p>
          </table:table-cell>
          <table:table-cell table:number-columns-repeated="3"/>
          <table:table-cell table:style-name="ce26" office:value-type="string" calcext:value-type="string">
            <text:p>tan(Z)</text:p>
          </table:table-cell>
          <table:table-cell table:formula="of:=[.D30]/([.G32]-[.G34])" office:value-type="float" office:value="3.86505639948519" calcext:value-type="float">
            <text:p>3,86505639948519</text:p>
          </table:table-cell>
          <table:table-cell table:number-columns-repeated="1015"/>
        </table:table-row>
        <table:table-row table:style-name="ro2" table:visibility="collapse">
          <table:table-cell table:style-name="ce7"/>
          <table:table-cell/>
          <table:table-cell office:value-type="string" calcext:value-type="string">
            <text:p>tan(D)</text:p>
          </table:table-cell>
          <table:table-cell table:formula="of:=TAN(RADIANS([.F6]))" office:value-type="float" office:value="-0.141769106918497" calcext:value-type="float">
            <text:p>-0,141769106918497</text:p>
          </table:table-cell>
          <table:table-cell/>
          <table:table-cell office:value-type="string" calcext:value-type="string">
            <text:p>cos(L) * tan(D)</text:p>
          </table:table-cell>
          <table:table-cell table:formula="of:=[.D31]*[.D32]" office:value-type="float" office:value="-0.0954529429960419" calcext:value-type="float">
            <text:p>-0,095452942996042</text:p>
          </table:table-cell>
          <table:table-cell table:style-name="ce26" office:value-type="string" calcext:value-type="string">
            <text:p>Z</text:p>
          </table:table-cell>
          <table:table-cell table:formula="of:=DEGREES(ATAN([.I31]))" office:value-type="float" office:value="75.4940469568734" calcext:value-type="float">
            <text:p>75,4940469568734</text:p>
          </table:table-cell>
          <table:table-cell table:number-columns-repeated="1015"/>
        </table:table-row>
        <table:table-row table:style-name="ro2" table:visibility="collapse">
          <table:table-cell table:style-name="ce7"/>
          <table:table-cell/>
          <table:table-cell office:value-type="string" calcext:value-type="string">
            <text:p>sin(L)</text:p>
          </table:table-cell>
          <table:table-cell table:formula="of:=SIN(RADIANS([.F5]))" office:value-type="float" office:value="0.739370663664229" calcext:value-type="float">
            <text:p>0,739370663664229</text:p>
          </table:table-cell>
          <table:table-cell table:number-columns-repeated="1020"/>
        </table:table-row>
        <table:table-row table:style-name="ro2" table:visibility="collapse">
          <table:table-cell table:style-name="ce7"/>
          <table:table-cell/>
          <table:table-cell office:value-type="string" calcext:value-type="string">
            <text:p>cos(AHL)</text:p>
          </table:table-cell>
          <table:table-cell table:formula="of:=COS(RADIANS([.F4]))" office:value-type="float" office:value="0.212814380682819" calcext:value-type="float">
            <text:p>0,212814380682819</text:p>
          </table:table-cell>
          <table:table-cell/>
          <table:table-cell office:value-type="string" calcext:value-type="string">
            <text:p>sin(L) * cos(AHL)</text:p>
          </table:table-cell>
          <table:table-cell table:formula="of:=[.D33]*[.D34]" office:value-type="float" office:value="0.157348709882748" calcext:value-type="float">
            <text:p>0,157348709882748</text:p>
          </table:table-cell>
          <table:table-cell table:number-columns-repeated="1017"/>
        </table:table-row>
        <table:table-row table:style-name="ro3" table:visibility="collapse">
          <table:table-cell table:style-name="Default"/>
          <table:table-cell/>
          <table:table-cell office:value-type="string" calcext:value-type="string">
            <text:p>tan(Z)</text:p>
          </table:table-cell>
          <table:table-cell table:formula="of:=SIN(RADIANS([.F4])) / ((COS(RADIANS([.F5]) * TAN(RADIANS([.F6]))) - (SIN(RADIANS([.F5])) * COS(RADIANS([.F4])))))" office:value-type="float" office:value="-1.16918959508009" calcext:value-type="float">
            <text:p>-1,16918959508009</text:p>
          </table:table-cell>
          <table:table-cell table:number-columns-repeated="1020"/>
        </table:table-row>
        <table:table-row table:style-name="ro6">
          <table:table-cell table:style-name="Default"/>
          <table:table-cell table:style-name="ce7" office:value-type="string" calcext:value-type="string">
            <text:p><text:span text:style-name="T2">À</text:span> trouver :</text:p>
          </table:table-cell>
          <table:table-cell/>
          <table:table-cell table:style-name="ce7" table:formula="of:=ABS(DEGREES(ATAN(SIN(RADIANS([.F4])) / ((COS(RADIANS([.F5])) * TAN(RADIANS([.F6]))) - (SIN(RADIANS([.F5])) * COS(RADIANS([.F4]))))) ))" office:value-type="float" office:value="75.4940469568734" calcext:value-type="float">
            <text:p>75,4940469568734</text:p>
          </table:table-cell>
          <table:table-cell table:style-name="ce27" office:value-type="string" calcext:value-type="string">
            <text:p>-&gt;</text:p>
          </table:table-cell>
          <table:table-cell table:style-name="ce31" table:formula="of:=COM.MICROSOFT.IFS([.D36] &gt;= 0; COM.MICROSOFT.CONCAT(TEXT(FLOOR(ABS([.D36]));&quot;##&quot;);&quot;º &quot;;TEXT(60* (ABS([.D36])-FLOOR(ABS([.D36])));&quot;0#.##&quot;);&quot;'&quot;))" office:value-type="string" office:string-value="75º 29,64'" calcext:value-type="string">
            <text:p>75º 29,64'</text:p>
          </table:table-cell>
          <table:table-cell table:number-columns-repeated="1018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office:value-type="string" calcext:value-type="string">
            <text:p>log sin(AHL)</text:p>
          </table:table-cell>
          <table:table-cell/>
          <table:table-cell table:style-name="ce17" table:formula="of:=LOG10(ABS(SIN(RADIANS([.F4]))))" office:value-type="float" office:value="-0.0100642552661713" calcext:value-type="float">
            <text:p>-0,0100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g cos(L)</text:p>
          </table:table-cell>
          <table:table-cell/>
          <table:table-cell table:style-name="ce17" table:formula="of:=LOG10(COS(ABS(RADIANS([.F5]))))" office:value-type="float" office:value="-0.171792280446749" calcext:value-type="float">
            <text:p>-0,17179</text:p>
          </table:table-cell>
          <table:table-cell/>
          <table:table-cell table:style-name="ce14" office:value-type="string" calcext:value-type="string">
            <text:p>Valeur absolue de l'ang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g tan(D)</text:p>
          </table:table-cell>
          <table:table-cell/>
          <table:table-cell table:style-name="ce17" table:formula="of:=LOG10(TAN(ABS(RADIANS([.F6]))))" office:value-type="float" office:value="-0.848418396491062" calcext:value-type="float">
            <text:p>-0,84842</text:p>
          </table:table-cell>
          <table:table-cell/>
          <table:table-cell table:style-name="ce14" office:value-type="string" calcext:value-type="string">
            <text:p>Valeur absolue de l'ang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g sin(L)</text:p>
          </table:table-cell>
          <table:table-cell/>
          <table:table-cell table:style-name="ce17" table:formula="of:=LOG10(SIN(ABS(RADIANS([.F5]))))" office:value-type="float" office:value="-0.131137785114682" calcext:value-type="float">
            <text:p>-0,13114</text:p>
          </table:table-cell>
          <table:table-cell/>
          <table:table-cell table:style-name="ce14" office:value-type="string" calcext:value-type="string">
            <text:p>Valeur absolue de l'ang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g cos(AHL)</text:p>
          </table:table-cell>
          <table:table-cell/>
          <table:table-cell table:style-name="ce17" table:formula="of:=LOG10(COS(ABS(RADIANS([.F4]))))" office:value-type="float" office:value="-0.671999028443823" calcext:value-type="float">
            <text:p>-0,672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g (cos(L).tan(D))</text:p>
          </table:table-cell>
          <table:table-cell/>
          <table:table-cell table:style-name="ce17" table:formula="of:=[.C39]+[.C40]" office:value-type="float" office:value="-1.02021067693781" calcext:value-type="float">
            <text:p>-1,020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s(L).tan(D)</text:p>
          </table:table-cell>
          <table:table-cell/>
          <table:table-cell table:style-name="ce18" table:formula="of:=SIGN([.F6]) * POWER(10;[.C43])" office:value-type="float" office:value="-0.0954529429960418" calcext:value-type="float">
            <text:p>-0,09545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g (sin(L).cos(AHL))</text:p>
          </table:table-cell>
          <table:table-cell/>
          <table:table-cell table:style-name="ce18" table:formula="of:=[.C41]+[.C42]" office:value-type="float" office:value="-0.803136813558504" calcext:value-type="float">
            <text:p>-0,8031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n(L).cos(AHL)</text:p>
          </table:table-cell>
          <table:table-cell/>
          <table:table-cell table:style-name="ce18" table:formula="of:=POWER(10;[.C45])" office:value-type="float" office:value="0.157348709882753" calcext:value-type="float">
            <text:p>0,15734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(cos(L).tan(D)) – (sin(L).cos(AHL))</text:p>
          </table:table-cell>
          <table:table-cell/>
          <table:table-cell table:style-name="ce18" table:formula="of:=[.C44]-[.C46]" office:value-type="float" office:value="-0.252801652878795" calcext:value-type="float">
            <text:p>-0,2528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g ((cos(L).tan(D)) – (sin(L).cos(AHL)))</text:p>
          </table:table-cell>
          <table:table-cell/>
          <table:table-cell table:style-name="ce18" table:formula="of:=LOG10(ABS([.C47]))" office:value-type="float" office:value="-0.597220090857243" calcext:value-type="float">
            <text:p>-0,5972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g (num / den)</text:p>
          </table:table-cell>
          <table:table-cell/>
          <table:table-cell table:style-name="ce18" table:formula="of:=[.C38]-[.C48]" office:value-type="float" office:value="0.587155835591072" calcext:value-type="float">
            <text:p>0,5871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um / den</text:p>
          </table:table-cell>
          <table:table-cell/>
          <table:table-cell table:style-name="ce18" table:formula="of:=POWER(10;[.C49])" office:value-type="float" office:value="3.86505639948511" calcext:value-type="float">
            <text:p>3,8650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ctan(num / den)</text:p>
          </table:table-cell>
          <table:table-cell/>
          <table:table-cell table:style-name="ce21" table:formula="of:=DEGREES(ATAN([.C50]))" office:value-type="float" office:value="75.4940469568732" calcext:value-type="float">
            <text:p>75,494047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>
            <text:p>Z</text:p>
          </table:table-cell>
          <table:table-cell table:style-name="ce22" table:formula="of:=COM.MICROSOFT.CONCAT(TEXT(FLOOR([.C51]);&quot;##&quot;);&quot;º &quot;;TEXT(60* ([.C51]-FLOOR([.C51]));&quot;0#.##&quot;);&quot;'&quot;)" office:value-type="string" office:string-value="75º 29,64'" calcext:value-type="string">
            <text:p>75º 29,64'</text:p>
          </table:table-cell>
          <table:table-cell table:style-name="ce23" office:value-type="string" calcext:value-type="string">
            <text:p>arrondi à</text:p>
          </table:table-cell>
          <table:table-cell table:style-name="ce28" table:formula="of:=COM.MICROSOFT.CONCAT(ROUND([.C51]); &quot;º&quot;)" office:value-type="string" office:string-value="75º" calcext:value-type="string">
            <text:p>75º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23" office:value-type="string" calcext:value-type="string">
            <text:p>Soit</text:p>
          </table:table-cell>
          <table:table-cell table:style-name="ce26" table:formula="of:=IF(SIGN([.F5]) &lt;&gt; SIGN([.F6]); IF(SIGN([.F5]) &gt; 0;&quot;N&quot;;&quot;S&quot;);  IF(SIGN([.F5]) &gt; 0;&quot;S&quot;;&quot;N&quot;))" office:value-type="string" office:string-value="N" calcext:value-type="string">
            <text:p>N</text:p>
          </table:table-cell>
          <table:table-cell table:style-name="ce28" table:formula="of:=[.E52]" office:value-type="string" office:string-value="75º" calcext:value-type="string">
            <text:p>75º</text:p>
          </table:table-cell>
          <table:table-cell table:formula="of:=COM.MICROSOFT.IFS(AND([.F4]&gt;270; [.F4]&lt;360); &quot;E&quot;; AND([.F4]&gt;0; [.F4]&lt;90); &quot;W&quot;)" office:value-type="string" office:string-value="E" calcext:value-type="string">
            <text:p>E</text:p>
          </table:table-cell>
          <table:table-cell table:style-name="ce26" office:value-type="string" calcext:value-type="string">
            <text:p>(</text:p>
          </table:table-cell>
          <table:table-cell table:style-name="ce33" table:formula="of:=IF(SIGN([.F5]) &lt;&gt; SIGN([.F6]); IF(SIGN([.F5]) &gt; 0;0;180);  IF(SIGN([.F5]) &gt; 0;180;0)) + (ROUND([.C51]) * COM.MICROSOFT.IFS(AND([.F4]&gt;270; [.F4]&lt;360); 1; AND([.F4]&gt;0; [.F4]&lt;90); -1))" office:value-type="float" office:value="75" calcext:value-type="float">
            <text:p>75</text:p>
          </table:table-cell>
          <table:table-cell office:value-type="string" calcext:value-type="string">
            <text:p>)</text:p>
          </table:table-cell>
          <table:table-cell table:number-columns-repeated="1015"/>
        </table:table-row>
        <table:table-row table:style-name="ro3">
          <table:table-cell table:style-name="Default"/>
          <table:table-cell/>
          <table:table-cell table:style-name="ce23" office:value-type="string" calcext:value-type="string">
            <text:p>Donc</text:p>
          </table:table-cell>
          <table:table-cell/>
          <table:table-cell table:style-name="ce28" table:formula="of:=COM.MICROSOFT.CONCAT(IF([.H54]&lt;0;360+[.H54];[.H54]);  &quot;º&quot;)" office:value-type="string" office:string-value="75º" calcext:value-type="string">
            <text:p>75º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 style:font-family-generic="swiss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number:min-decimal-places="3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11">
      <number:number number:decimal-places="5" number:min-decimal-places="5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1">00/00/0000</text:date>, <text:time style:data-style-name="N2" text:time-value="08:33:46.0164233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5-04-08T18:10:57.045125175</meta:creation-date>
    <dc:date>2025-04-11T08:38:33.322635493</dc:date>
    <meta:editing-duration>P1DT19H7M</meta:editing-duration>
    <meta:editing-cycles>29</meta:editing-cycles>
    <meta:generator>LibreOffice/7.0.3.1$MacOSX_X86_64 LibreOffice_project/d7547858d014d4cf69878db179d326fc3483e082</meta:generator>
    <meta:document-statistic meta:table-count="1" meta:cell-count="132" meta:object-count="0"/>
  </office:meta>
</office:document-meta>
</file>